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04a327" officeooo:paragraph-rsid="0004a327"/>
    </style:style>
    <style:style style:name="P3" style:family="paragraph" style:parent-style-name="Standard">
      <style:paragraph-properties fo:text-align="center" style:justify-single-word="false"/>
      <style:text-properties officeooo:rsid="0004a327" officeooo:paragraph-rsid="0004a327"/>
    </style:style>
    <style:style style:name="P4" style:family="paragraph" style:parent-style-name="Standard">
      <style:text-properties fo:font-style="italic" officeooo:rsid="0004a327" officeooo:paragraph-rsid="0004a327" style:font-style-asian="italic" style:font-style-complex="italic"/>
    </style:style>
    <style:style style:name="P5" style:family="paragraph" style:parent-style-name="Standard">
      <style:text-properties officeooo:rsid="0004d9f6" officeooo:paragraph-rsid="0004d9f6"/>
    </style:style>
    <style:style style:name="P6" style:family="paragraph" style:parent-style-name="Standard">
      <style:text-properties officeooo:rsid="0004d9f6" officeooo:paragraph-rsid="00057384"/>
    </style:style>
    <style:style style:name="P7" style:family="paragraph" style:parent-style-name="Standard">
      <style:text-properties officeooo:rsid="0006d915" officeooo:paragraph-rsid="0006d915"/>
    </style:style>
    <style:style style:name="P8" style:family="paragraph" style:parent-style-name="Standard">
      <style:text-properties officeooo:rsid="0006eb00" officeooo:paragraph-rsid="0006eb00"/>
    </style:style>
    <style:style style:name="P9" style:family="paragraph" style:parent-style-name="Standard">
      <style:text-properties officeooo:rsid="0006eb00" officeooo:paragraph-rsid="000a9902"/>
    </style:style>
    <style:style style:name="P10" style:family="paragraph" style:parent-style-name="Standard">
      <style:text-properties officeooo:rsid="0007ea79" officeooo:paragraph-rsid="0007ea79"/>
    </style:style>
    <style:style style:name="P11" style:family="paragraph" style:parent-style-name="Standard">
      <style:text-properties officeooo:rsid="000a4654" officeooo:paragraph-rsid="000a4654"/>
    </style:style>
    <style:style style:name="P12" style:family="paragraph" style:parent-style-name="Standard">
      <style:text-properties officeooo:rsid="000a9902" officeooo:paragraph-rsid="000a9902"/>
    </style:style>
    <style:style style:name="P13" style:family="paragraph" style:parent-style-name="Standard">
      <style:text-properties officeooo:rsid="000bc63b" officeooo:paragraph-rsid="000bc63b"/>
    </style:style>
    <style:style style:name="T1" style:family="text">
      <style:text-properties officeooo:rsid="0004a327"/>
    </style:style>
    <style:style style:name="T2" style:family="text">
      <style:text-properties officeooo:rsid="0004d9f6"/>
    </style:style>
    <style:style style:name="T3" style:family="text">
      <style:text-properties officeooo:rsid="00057384"/>
    </style:style>
    <style:style style:name="T4" style:family="text">
      <style:text-properties style:text-position="0% 100%" officeooo:rsid="00057384"/>
    </style:style>
    <style:style style:name="T5" style:family="text">
      <style:text-properties officeooo:rsid="0006d915"/>
    </style:style>
    <style:style style:name="T6" style:family="text">
      <style:text-properties officeooo:rsid="0006eb00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position="super 58%"/>
    </style:style>
    <style:style style:name="T9" style:family="text">
      <style:text-properties style:text-position="super 58%" officeooo:rsid="0006eb00"/>
    </style:style>
    <style:style style:name="T10" style:family="text">
      <style:text-properties style:text-position="super 58%" officeooo:rsid="00057384"/>
    </style:style>
    <style:style style:name="T11" style:family="text">
      <style:text-properties style:text-position="super 58%" officeooo:rsid="0007ea79"/>
    </style:style>
    <style:style style:name="T12" style:family="text">
      <style:text-properties style:text-position="super 58%" officeooo:rsid="000a9902"/>
    </style:style>
    <style:style style:name="T13" style:family="text">
      <style:text-properties officeooo:rsid="0007ea79"/>
    </style:style>
    <style:style style:name="T14" style:family="text">
      <style:text-properties officeooo:rsid="000a4654"/>
    </style:style>
    <style:style style:name="T15" style:family="text">
      <style:text-properties officeooo:rsid="000a9902"/>
    </style:style>
    <style:style style:name="T16" style:family="text">
      <style:text-properties officeooo:rsid="000bc6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Joker <text:span text:style-name="T1">Type</text:span></text:p>
      <text:p text:style-name="P3">by Sven Nilsen, 2021</text:p>
      <text:p text:style-name="P2"/>
      <text:p text:style-name="P4">In this paper I introduce a Joker type, which is a kind of subjective/biased path.</text:p>
      <text:p text:style-name="P2"/>
      <text:p text:style-name="P2">An involution<text:span text:style-name="T8"><text:reference-ref text:reference-format="text" text:ref-name="involution">[1]</text:reference-ref></text:span> `inv` is a map such that:</text:p>
      <text:p text:style-name="P2"/>
      <text:p text:style-name="P2"><text:tab/>inv · inv &lt;=&gt; id</text:p>
      <text:p text:style-name="P2"/>
      <text:p text:style-name="P2">For the Joker Type, <text:span text:style-name="T6">there exists an</text:span> involution <text:span text:style-name="T6">as </text:span>an abstract type<text:span text:style-name="T8"><text:reference-ref text:reference-format="text" text:ref-name="type theory">[2]</text:reference-ref></text:span> constructor, such that:</text:p>
      <text:p text:style-name="P2"/>
      <text:p text:style-name="P2"><text:tab/>inv(T) = U<text:tab/><text:tab/>inv(U) = T</text:p>
      <text:p text:style-name="P2"/>
      <text:p text:style-name="P2"><text:tab/>inv : type → type</text:p>
      <text:p text:style-name="P2"/>
      <text:p text:style-name="P2">With other words, the involution maps one type `T` into its mirror type `U`.</text:p>
      <text:p text:style-name="P5">Notice that only types are mapped by `inv`, while members of types are not mapped <text:span text:style-name="T13">by default</text:span>.</text:p>
      <text:p text:style-name="P2"/>
      <text:p text:style-name="P2">A Joker Type <text:span text:style-name="T2">`joker(T)`</text:span> is define<text:span text:style-name="T2">d </text:span>as the <text:span text:style-name="T2">following </text:span><text:span text:style-name="T6">(inspired by Joker Calculus</text:span><text:span text:style-name="T9"><text:reference-ref text:reference-format="text" text:ref-name="joker calculus">[3]</text:reference-ref></text:span><text:span text:style-name="T6">)</text:span><text:span text:style-name="T2">:</text:span></text:p>
      <text:p text:style-name="P2"/>
      <text:p text:style-name="P2"><text:tab/>a : T<text:tab/><text:tab/>=&gt;<text:tab/><text:tab/>me(a) : joker(T)</text:p>
      <text:p text:style-name="P2"><text:tab/>b : U<text:tab/><text:tab/>=&gt;<text:tab/><text:tab/>other(b) : joker(T)</text:p>
      <text:p text:style-name="P2"/>
      <text:p text:style-name="P5">Since `T` can be mapped into `U` using an involution, one also gets a mirror Joker Type `joker(U)`:</text:p>
      <text:p text:style-name="P5"/>
      <text:p text:style-name="P5"><text:tab/>a : T<text:tab/><text:tab/>=&gt;<text:tab/><text:tab/>other(a) : joker(U)</text:p>
      <text:p text:style-name="P5"><text:tab/>b : U<text:tab/><text:tab/>=&gt;<text:tab/><text:tab/>me(b) : joker(U)</text:p>
      <text:p text:style-name="P5"/>
      <text:p text:style-name="P5">This means that a Joker Type has two members, one “me” and one “other”.</text:p>
      <text:p text:style-name="P5">However, the mirror Joker Type also has two members,<text:line-break/>where the “me” becomes the “other” and the “other” becomes the “me”.</text:p>
      <text:p text:style-name="P5"/>
      <text:p text:style-name="P6">In the paper “The Subjective Sense of IO”<text:span text:style-name="T8"><text:reference-ref text:reference-format="text" text:ref-name="the subjective sense of io">[4]</text:reference-ref></text:span>, I showed that subjectivity emerges from the sense of input and output and forms a Catuṣkoṭi<text:span text:style-name="T8"><text:reference-ref text:reference-format="text" text:ref-name="Catuṣkoṭi">[5]</text:reference-ref></text:span>. <text:span text:style-name="T3">By thinking about the Joker Type as an arrow<text:line-break/>from `a` to `b`, one can construct an Intuitionistic Propositional</text:span><text:span text:style-name="T10"><text:reference-ref text:reference-format="text" text:ref-name="intuitionistic logic">[6]</text:reference-ref></text:span><text:span text:style-name="T3"> representation of the </text:span>Catuṣkoṭi:</text:p>
      <text:p text:style-name="P6"/>
      <text:p text:style-name="P6"><text:tab/><text:span text:style-name="T3">me(a) : joker(T)<text:tab/><text:tab/><text:tab/><text:tab/>“me” is the subject</text:span></text:p>
      <text:p text:style-name="P6"><text:span text:style-name="T3"><text:tab/>other(b) : joker(</text:span><text:span text:style-name="T5">T</text:span><text:span text:style-name="T3">)<text:tab/><text:tab/><text:tab/><text:tab/>“</text:span><text:span text:style-name="T5">other”</text:span><text:span text:style-name="T3"> is the subject</text:span></text:p>
      <text:p text:style-name="P6"><text:span text:style-name="T3"><text:tab/></text:span><text:span text:style-name="T4">eq_t_u</text:span><text:span text:style-name="T3"> : (T → U, U → T)<text:tab/><text:tab/><text:tab/>members of `T` and `U` can be mapped</text:span></text:p>
      <text:p text:style-name="P6"><text:span text:style-name="T3"><text:tab/>inv(T) ¬= U <text:s text:c="2"/>⋁ <text:s text:c="2"/>inv(U) ¬= T<text:tab/><text:tab/></text:span><text:span text:style-name="T5">there is no involution between `T` and `U`</text:span></text:p>
      <text:p text:style-name="P6"/>
      <text:p text:style-name="P7">This means that the Joker Type <text:span text:style-name="T6">is in some sense “subjective”. It is like a biased path</text:span><text:span text:style-name="T9"><text:reference-ref text:reference-format="text" text:ref-name="homotopy">[7]</text:reference-ref></text:span><text:span text:style-name="T6">.</text:span></text:p>
      <text:p text:style-name="P8">Th<text:span text:style-name="T15">e</text:span> subjective property is important because one can introduce the “unbiased position” externally:</text:p>
      <text:p text:style-name="P7"/>
      <text:p text:style-name="P7"><text:tab/><text:span text:style-name="T6">none(), some(me(a)), some(other(b)) : opt[joker(T)]</text:span></text:p>
      <text:p text:style-name="P7"/>
      <text:p text:style-name="P9">The type `opt[joker(T)]` is contractible<text:span text:style-name="T8"><text:reference-ref text:reference-format="text" text:ref-name="homotopy level">[8]</text:reference-ref></text:span>, <text:span text:style-name="T13">but</text:span> in a “false/<text:span text:style-name="T16">nothing</text:span>” sense, <text:span text:style-name="T13">which was predicted by Avatar Graphs</text:span><text:span text:style-name="T11"><text:reference-ref text:reference-format="text" text:ref-name="avatar graphs">[9]</text:reference-ref></text:span>. <text:span text:style-name="T13">This bridges the gap between Avatar Extensions</text:span><text:span text:style-name="T11"><text:reference-ref text:reference-format="text" text:ref-name="avatar extensions">[10]</text:reference-ref></text:span><text:span text:style-name="T13"> and constructive logic</text:span><text:span text:style-name="T11"><text:reference-ref text:reference-format="text" text:ref-name="intuitionistic logic">[6]</text:reference-ref></text:span><text:span text:style-name="T13">. </text:span>The sum type `joker(T) + ⊥` is a 1-avatar <text:span text:style-name="T14">of `joker(T)`</text:span><text:span text:style-name="T13">. </text:span><text:span text:style-name="T14">The empty type `</text:span>⊥<text:span text:style-name="T14">` is the unit element of `+`. </text:span><text:span text:style-name="T15">When `+` is lifted to multiplication, `</text:span>⊥<text:span text:style-name="T15">` becomes `1` and this gives meaning to Avatar Algebra</text:span><text:span text:style-name="T12"><text:reference-ref text:reference-format="text" text:ref-name="avatar algebra">[11]</text:reference-ref></text:span><text:span text:style-name="T15">.</text:span></text:p>
      <text:h text:style-name="P1" text:outline-level="3">References:</text:h>
      <text:p text:style-name="P8"/>
      <text:p text:style-name="P8"><text:reference-mark-start text:name="involution"/>[1]<text:reference-mark-end text:name="involution"/><text:tab/>“Involution (mathematics)”</text:p>
      <text:p text:style-name="P8"><text:tab/>Wikipedia</text:p>
      <text:p text:style-name="P8"><text:tab/><text:a xlink:type="simple" xlink:href="https://en.wikipedia.org/wiki/Involution_(mathematics" text:style-name="Internet_20_link" text:visited-style-name="Visited_20_Internet_20_Link"><text:span text:style-name="T7">https://en.wikipedia.org/wiki/Involution_(mathematics</text:span></text:a><text:span text:style-name="T7">)</text:span></text:p>
      <text:p text:style-name="P8"/>
      <text:p text:style-name="P8"><text:reference-mark-start text:name="type theory"/>[2]<text:reference-mark-end text:name="type theory"/><text:tab/>“<text:span text:style-name="T13">Type theory”</text:span></text:p>
      <text:p text:style-name="P8"><text:tab/><text:span text:style-name="T13">Wikipedia</text:span></text:p>
      <text:p text:style-name="P8"><text:tab/><text:a xlink:type="simple" xlink:href="https://en.wikipedia.org/wiki/Type_theory" text:style-name="Internet_20_link" text:visited-style-name="Visited_20_Internet_20_Link"><text:span text:style-name="T7">https://en.wikipedia.org/wiki/Type_theory</text:span></text:a></text:p>
      <text:p text:style-name="P8"/>
      <text:p text:style-name="P10"><text:reference-mark-start text:name="joker calculus"/>[3]<text:reference-mark-end text:name="joker calculus"/><text:tab/>“Joker Calculus”</text:p>
      <text:p text:style-name="P10"><text:tab/>Daniel Fischer, William Alexander Morris, Sven Nilsen, 2021</text:p>
      <text:p text:style-name="P10"><text:tab/><text:a xlink:type="simple" xlink:href="https://github.com/advancedresearch/path_semantics/blob/master/papers-wip2/joker-calculus.pdf" text:style-name="Internet_20_link" text:visited-style-name="Visited_20_Internet_20_Link"><text:span text:style-name="T7">https://github.com/advancedresearch/path_semantics/blob/master/papers-wip2/joker-calculus.pdf</text:span></text:a></text:p>
      <text:p text:style-name="P10"/>
      <text:p text:style-name="P11"><text:reference-mark-start text:name="the subjective sense of io"/>[4]<text:reference-mark-end text:name="the subjective sense of io"/><text:tab/>“The Subjective Sense of IO”</text:p>
      <text:p text:style-name="P11"><text:tab/>Sven Nilsen, 2021</text:p>
      <text:p text:style-name="P11"><text:tab/><text:a xlink:type="simple" xlink:href="https://github.com/advancedresearch/path_semantics/blob/master/papers-wip2/the-subjective-sense-of-io.pdf" text:style-name="Internet_20_link" text:visited-style-name="Visited_20_Internet_20_Link"><text:span text:style-name="T7">https://github.com/advancedresearch/path_semantics/blob/master/papers-wip2/the-subjective-sense-of-io.pdf</text:span></text:a></text:p>
      <text:p text:style-name="P11"/>
      <text:p text:style-name="P12"><text:reference-mark-start text:name="Catuṣkoṭi"/>[5]<text:reference-mark-end text:name="Catuṣkoṭi"/><text:tab/>“Catuṣkoṭi”</text:p>
      <text:p text:style-name="P12"><text:tab/>Wikipedia</text:p>
      <text:p text:style-name="P12"><text:tab/><text:a xlink:type="simple" xlink:href="https://en.wikipedia.org/wiki/Catuṣkoṭi" text:style-name="Internet_20_link" text:visited-style-name="Visited_20_Internet_20_Link"><text:span text:style-name="T7">https://en.wikipedia.org/wiki/Catu%E1%B9%A3ko%E1%B9%ADi</text:span></text:a></text:p>
      <text:p text:style-name="P12"/>
      <text:p text:style-name="P12"><text:reference-mark-start text:name="intuitionistic logic"/>[6]<text:reference-mark-end text:name="intuitionistic logic"/><text:tab/>“Intuitionistic logic”</text:p>
      <text:p text:style-name="P12"><text:tab/>Wikipedia</text:p>
      <text:p text:style-name="P12"><text:tab/><text:a xlink:type="simple" xlink:href="https://en.wikipedia.org/wiki/Intuitionistic_logic" text:style-name="Internet_20_link" text:visited-style-name="Visited_20_Internet_20_Link"><text:span text:style-name="T7">https://en.wikipedia.org/wiki/Intuitionistic_logic</text:span></text:a></text:p>
      <text:p text:style-name="P12"/>
      <text:p text:style-name="P12"><text:reference-mark-start text:name="homotopy"/>[7]<text:reference-mark-end text:name="homotopy"/><text:tab/>“Homotopy”</text:p>
      <text:p text:style-name="P12"><text:tab/>Wikipedia</text:p>
      <text:p text:style-name="P12"><text:tab/><text:a xlink:type="simple" xlink:href="https://en.wikipedia.org/wiki/Homotopy" text:style-name="Internet_20_link" text:visited-style-name="Visited_20_Internet_20_Link"><text:span text:style-name="T7">https://en.wikipedia.org/wiki/Homotopy</text:span></text:a></text:p>
      <text:p text:style-name="P12"/>
      <text:p text:style-name="P13"><text:reference-mark-start text:name="homotopy level"/>[8]<text:reference-mark-end text:name="homotopy level"/><text:tab/>“homotopy level”</text:p>
      <text:p text:style-name="P13"><text:tab/>nLab</text:p>
      <text:p text:style-name="P13"><text:tab/><text:a xlink:type="simple" xlink:href="https://ncatlab.org/nlab/show/homotopy+level" text:style-name="Internet_20_link" text:visited-style-name="Visited_20_Internet_20_Link"><text:span text:style-name="T7">https://ncatlab.org/nlab/show/homotopy+level</text:span></text:a></text:p>
      <text:p text:style-name="P13"/>
      <text:p text:style-name="P13"><text:reference-mark-start text:name="avatar graphs"/>[9]<text:reference-mark-end text:name="avatar graphs"/><text:tab/>“Avatar Graphs”</text:p>
      <text:p text:style-name="P13"><text:tab/>Sven Nilsen, 2020-2021</text:p>
      <text:p text:style-name="P13"><text:tab/><text:a xlink:type="simple" xlink:href="https://github.com/advancedresearch/path_semantics/blob/master/papers-wip/avatar-graphs.pdf" text:style-name="Internet_20_link" text:visited-style-name="Visited_20_Internet_20_Link"><text:span text:style-name="T7">https://github.com/advancedresearch/path_semantics/blob/master/papers-wip/avatar-graphs.pdf</text:span></text:a></text:p>
      <text:p text:style-name="P13"/>
      <text:p text:style-name="P13"><text:reference-mark-start text:name="avatar extensions"/>[10]<text:reference-mark-end text:name="avatar extensions"/><text:tab/>“Avatar Extensions”</text:p>
      <text:p text:style-name="P13"><text:tab/>AdvancedResearch – Summary page on Avatar Extensions</text:p>
      <text:p text:style-name="P13"><text:tab/><text:a xlink:type="simple" xlink:href="https://advancedresearch.github.io/avatar-extensions/summary.html" text:style-name="Internet_20_link" text:visited-style-name="Visited_20_Internet_20_Link"><text:span text:style-name="T7">https://advancedresearch.github.io/avatar-extensions/summary.html</text:span></text:a></text:p>
      <text:p text:style-name="P13"/>
      <text:p text:style-name="P13"><text:reference-mark-start text:name="avatar algebra"/>[11]<text:reference-mark-end text:name="avatar algebra"/><text:tab/>“Avatar Algebra”</text:p>
      <text:p text:style-name="P13"><text:tab/>AdvancedResearch – Summary page on Avatar Extensions</text:p>
      <text:p text:style-name="P13"><text:tab/><text:a xlink:type="simple" xlink:href="https://advancedresearch.github.io/avatar-extensions/summary.html#avatar-algebra" text:style-name="Internet_20_link" text:visited-style-name="Visited_20_Internet_20_Link"><text:span text:style-name="T7">https://advancedresearch.github.io/avatar-extensions/summary.html#avatar-algebra</text:span></text:a>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03T09:24:56.966631070</meta:creation-date>
    <dc:date>2021-12-03T11:06:45.419041696</dc:date>
    <meta:editing-duration>PT8M35S</meta:editing-duration>
    <meta:editing-cycles>1</meta:editing-cycles>
    <meta:document-statistic meta:table-count="0" meta:image-count="0" meta:object-count="0" meta:page-count="2" meta:paragraph-count="61" meta:word-count="454" meta:character-count="3360" meta:non-whitespace-character-count="2909"/>
    <meta:generator>LibreOffice/7.2.2.2$MacOSX_X86_64 LibreOffice_project/02b2acce88a210515b4a5bb2e46cbfb63fe97d56</meta:generator>
  </office:meta>
</office:document-meta>
</file>